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font-weight="bold" officeooo:rsid="00009ac6" officeooo:paragraph-rsid="00009ac6" style:font-weight-asian="bold" style:font-weight-complex="bold"/>
    </style:style>
    <style:style style:name="P2" style:family="paragraph" style:parent-style-name="Text_20_body">
      <style:paragraph-properties fo:text-align="center" style:justify-single-word="false"/>
      <style:text-properties fo:font-weight="bold" officeooo:rsid="00009ac6" officeooo:paragraph-rsid="00009ac6" style:font-weight-asian="bold" style:font-weight-complex="bold"/>
    </style:style>
    <style:style style:name="P3" style:family="paragraph" style:parent-style-name="Standard">
      <style:text-properties officeooo:rsid="00009ac6" officeooo:paragraph-rsid="00009ac6"/>
    </style:style>
    <style:style style:name="P4" style:family="paragraph" style:parent-style-name="Standard">
      <style:text-properties officeooo:rsid="00009ac6" officeooo:paragraph-rsid="00070795"/>
    </style:style>
    <style:style style:name="P5" style:family="paragraph" style:parent-style-name="Standard">
      <style:text-properties fo:font-weight="bold" officeooo:rsid="00009ac6" officeooo:paragraph-rsid="00009ac6" style:font-weight-asian="bold" style:font-weight-complex="bold"/>
    </style:style>
    <style:style style:name="P6" style:family="paragraph" style:parent-style-name="Standard">
      <style:text-properties fo:font-weight="bold" officeooo:rsid="00009ac6" officeooo:paragraph-rsid="0000a443" style:font-weight-asian="bold" style:font-weight-complex="bold"/>
    </style:style>
    <style:style style:name="P7" style:family="paragraph" style:parent-style-name="Standard">
      <style:text-properties fo:font-weight="bold" officeooo:rsid="0000a443" officeooo:paragraph-rsid="0000a443" style:font-weight-asian="bold" style:font-weight-complex="bold"/>
    </style:style>
    <style:style style:name="P8" style:family="paragraph" style:parent-style-name="Standard">
      <style:text-properties fo:font-weight="bold" officeooo:rsid="000749f7" officeooo:paragraph-rsid="000749f7" style:font-weight-asian="bold" style:font-weight-complex="bold"/>
    </style:style>
    <style:style style:name="P9" style:family="paragraph" style:parent-style-name="Standard">
      <style:text-properties fo:font-weight="normal" officeooo:rsid="0000a443" officeooo:paragraph-rsid="0000a443" style:font-weight-asian="normal" style:font-weight-complex="normal"/>
    </style:style>
    <style:style style:name="P10" style:family="paragraph" style:parent-style-name="Standard">
      <style:text-properties fo:font-weight="normal" officeooo:rsid="00009ac6" officeooo:paragraph-rsid="00009ac6" style:font-weight-asian="normal" style:font-weight-complex="normal"/>
    </style:style>
    <style:style style:name="P11" style:family="paragraph" style:parent-style-name="Standard">
      <style:text-properties fo:font-weight="normal" officeooo:rsid="000196f7" officeooo:paragraph-rsid="000196f7" style:font-weight-asian="normal" style:font-weight-complex="normal"/>
    </style:style>
    <style:style style:name="P12" style:family="paragraph" style:parent-style-name="Standard">
      <style:text-properties fo:font-size="14pt" fo:font-weight="bold" officeooo:rsid="0000a443" officeooo:paragraph-rsid="000196f7" style:font-size-asian="14pt" style:font-weight-asian="bold" style:font-size-complex="14pt" style:font-weight-complex="bold"/>
    </style:style>
    <style:style style:name="P13" style:family="paragraph" style:parent-style-name="Standard">
      <style:text-properties fo:font-size="12pt" fo:font-weight="normal" officeooo:rsid="000196f7" officeooo:paragraph-rsid="000196f7" style:font-size-asian="10.5pt" style:font-weight-asian="normal" style:font-size-complex="12pt" style:font-weight-complex="normal"/>
    </style:style>
    <style:style style:name="P14" style:family="paragraph" style:parent-style-name="Standard">
      <style:text-properties fo:font-size="12pt" fo:font-weight="normal" officeooo:rsid="0005b79e" officeooo:paragraph-rsid="0005b79e" style:font-size-asian="10.5pt" style:font-weight-asian="normal" style:font-size-complex="12pt" style:font-weight-complex="normal"/>
    </style:style>
    <style:style style:name="P15" style:family="paragraph" style:parent-style-name="Standard">
      <style:text-properties officeooo:paragraph-rsid="00070795"/>
    </style:style>
    <style:style style:name="P16" style:family="paragraph" style:parent-style-name="Footer">
      <style:paragraph-properties fo:text-align="center" style:justify-single-word="false"/>
    </style:style>
    <style:style style:name="P17" style:family="paragraph" style:parent-style-name="Heading_20_3">
      <style:text-properties officeooo:paragraph-rsid="00070795"/>
    </style:style>
    <style:style style:name="T1" style:family="text">
      <style:text-properties officeooo:rsid="00009ac6"/>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weight="normal" officeooo:rsid="0000a443" style:font-weight-asian="normal" style:font-weight-complex="normal"/>
    </style:style>
    <style:style style:name="T5" style:family="text">
      <style:text-properties officeooo:rsid="000196f7"/>
    </style:style>
    <style:style style:name="T6" style:family="text">
      <style:text-properties fo:font-style="italic" style:font-style-asian="italic" style:font-style-complex="italic"/>
    </style:style>
    <style:style style:name="T7" style:family="text">
      <style:text-properties fo:font-style="italic" officeooo:rsid="00009ac6" style:font-style-asian="italic" style:font-style-complex="italic"/>
    </style:style>
    <style:style style:name="T8" style:family="text">
      <style:text-properties fo:font-style="normal" style:font-style-asian="normal" style:font-style-complex="normal"/>
    </style:style>
    <style:style style:name="T9" style:family="text">
      <style:text-properties officeooo:rsid="000318bd"/>
    </style:style>
    <style:style style:name="T10" style:family="text">
      <style:text-properties officeooo:rsid="0005b79e"/>
    </style:style>
    <style:style style:name="T11" style:family="text">
      <style:text-properties officeooo:rsid="0006d173"/>
    </style:style>
    <style:style style:name="T12" style:family="text">
      <style:text-properties officeooo:rsid="00070795"/>
    </style:style>
    <style:style style:name="T13" style:family="text">
      <style:text-properties officeooo:rsid="000749f7"/>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Bedienungsanleitung</text:h>
      <text:p text:style-name="P3"/>
      <text:p text:style-name="P3"><text:span text:style-name="T2">TUInventory</text:span> wurde entwickelt um Ihnen <text:span text:style-name="T9">ihre</text:span> Inventar<text:span text:style-name="T9">verwaltung</text:span> zu erleichtern. <text:span text:style-name="T9">Alle vorhandenen </text:span>Geräte werden zentral in einer Datenbank gespeichert und so auf jede<text:span text:style-name="T9">s Endgerät</text:span> synchronisiert. Sie brauchen sich nicht mehr fragen wo denn Ihre ganzen Geräte hingekommen sind, nur ein Klick und Sie haben eine Übersicht aller Geräte, Orte und d<text:span text:style-name="T9">ie</text:span> jeweiligen Verantwortlichen dazu.</text:p>
      <text:p text:style-name="P3"/>
      <text:p text:style-name="P3"/>
      <text:h text:style-name="Heading_20_2" text:outline-level="2"><text:span text:style-name="T5">1. </text:span>Menüpunkte:</text:h>
      <text:p text:style-name="P3"/>
      <text:h text:style-name="Heading_20_3" text:outline-level="3"><text:span text:style-name="T5">1.1 </text:span>„Übersicht“:</text:h>
      <text:p text:style-name="P3"/>
      <text:p text:style-name="P15"><text:span text:style-name="T1">Hier finden Sie eine Liste, geordnet nach Orten an denen sich die Geräte befinden. Klicken Sie auf einen der Orte und Sue finden alle dort ansässigen Personen und Ihre Geräte dazu. </text:span></text:p>
      <text:p text:style-name="P15"><text:span text:style-name="T1">Sollte ein QR-Code auf dem Gerät sich ablösen, so können Sie mit Hilfe des Buttons „QR-Code generieren“ einen neuen QR-Code für Ihr Gerät generieren lassen und diesen dann anschließend wieder am Gerät anbringen. Der Code wird unter dem in den Einstellungen (</text:span><text:span text:style-name="T7">1.5</text:span><text:span text:style-name="T1">) festgelegten Pfad abgelegt.</text:span></text:p>
      <text:p text:style-name="P3"/>
      <text:p text:style-name="P3"/>
      <text:h text:style-name="Heading_20_3" text:outline-level="3"><text:span text:style-name="T5">1.2 </text:span>„Kamera“:</text:h>
      <text:p text:style-name="P3"/>
      <text:p text:style-name="P3">Unter d<text:span text:style-name="T11">ies</text:span>em Unterpunkt können Sie mittels QR-Code ihre Geräte einscannen und <text:span text:style-name="T11">den</text:span> Ort <text:span text:style-name="T11">ändern</text:span> oder <text:span text:style-name="T11">es </text:span>einer anderen Person zuweisen. Sollte Ihr Gerät <text:span text:style-name="T12">fest installiert sein</text:span>, <text:span text:style-name="T12">so</text:span> können Sie den Code <text:span text:style-name="T12">auch </text:span>mit einem Handy abfotografieren und dieses Bild einscannen.</text:p>
      <text:p text:style-name="P3"/>
      <text:p text:style-name="P3"/>
      <text:h text:style-name="P17" text:outline-level="3"><text:span text:style-name="T5">1.3 </text:span>„Geräteverwaltung“:</text:h>
      <text:p text:style-name="P3"/>
      <text:p text:style-name="P3">Hier finden Sie drei Unterpunkte:</text:p>
      <text:p text:style-name="P3"/>
      <text:p text:style-name="P4"><text:span text:style-name="T2">- Gerät:</text:span> Auf dieser Seite lassen sich neue Geräte inklusive Verantwortlichen und Ort anlegen.</text:p>
      <text:p text:style-name="P4"><text:tab/>Beim Speichern wird automatisch ein QR-Code für das neue Gerät erzeugt und unter dem <text:tab/>vorher ausgewählten Pfad abgelegt.</text:p>
      <text:p text:style-name="P5"><text:tab/>Hinweis: Es muss erst ein Artikel angelegt werden!</text:p>
      <text:p text:style-name="P5"/>
      <text:p text:style-name="P5">- Artikel: <text:span text:style-name="T3">Hier können Sie Artikel erstellen. Es sollte ein eindeutig erkennbarer Name gewählt <text:tab/>werden.</text:span></text:p>
      <text:p text:style-name="P5"><text:span text:style-name="T3"><text:tab/></text:span>Hinweis: Es muss erst ein Hersteller angelegt werden!</text:p>
      <text:p text:style-name="P5"/>
      <text:p text:style-name="P5">- Hersteller: <text:span text:style-name="T4">Hier wird ein Hersteller angelegt.</text:span></text:p>
      <text:p text:style-name="P5"><text:span text:style-name="T4"/></text:p>
      <text:p text:style-name="P5"><text:span text:style-name="T4"/></text:p>
      <text:h text:style-name="Heading_20_3" text:outline-level="3"><text:soft-page-break/>1.4 „Benutzerverwaltung“:</text:h>
      <text:p text:style-name="P10"/>
      <text:p text:style-name="P11">Wie Sie sich einloggen können finden Sie unter <text:span text:style-name="T6">2.1 Einloggen</text:span></text:p>
      <text:p text:style-name="P11"><text:span text:style-name="T6"/></text:p>
      <text:p text:style-name="P8">Sollten Sie nicht eingeloggt sein:</text:p>
      <text:p text:style-name="P9"><text:tab/>Hier können neue Benutzer angelegt werden. Die eingegebene Emailadresse wird später <text:tab/>beim einloggen als Benutzername verwendet. </text:p>
      <text:p text:style-name="P7"><text:span text:style-name="T13">Sie sind eingeloggt</text:span>:</text:p>
      <text:p text:style-name="P9"><text:tab/>Ihre Daten können Sie hier auch wieder ändern.</text:p>
      <text:p text:style-name="P9"><text:tab/>Sollten Sie als Admin eingeloggt sein können Sie auch die Daten anderen Nutzer ändern <text:tab/>oder Sie ebenfalls zum Admin befördern. </text:p>
      <text:p text:style-name="P9"><text:tab/>Hier sei gesagt, dass nur bereits öffentliche bekannte Daten angezeigt werden, also keine <text:tab/>Passwörter.</text:p>
      <text:p text:style-name="P9"/>
      <text:p text:style-name="P12"/>
      <text:h text:style-name="Heading_20_3" text:outline-level="3"><text:span text:style-name="T5">1.5 </text:span>„Einstellungen“:</text:h>
      <text:p text:style-name="P9"/>
      <text:p text:style-name="P9">Auf dieser Seite können Sie Ihre Standardeinstellungen ändern.</text:p>
      <text:p text:style-name="P9"/>
      <text:p text:style-name="P9"><text:span text:style-name="T2">Kamera spiegeln:</text:span> Beim Code einscannen ist es für die meisten User einfacher wenn das Kamerabild gespiegelt wird, da sich so das Bild in die selbe Richtung wie auch der das zu einscannende Bauteil bewegt. Sollte dies nicht gewünscht sein, so kann es hier abgestellt werden.</text:p>
      <text:p text:style-name="P9"/>
      <text:p text:style-name="P9"><text:span text:style-name="T2">Time Out Delay:</text:span> Hier wird eingestellt, nach wie viel Minuten ohne Nutzerinteraktion der User automatisch ausgeloggt wird. Aus Sicherheitsgründen kann hier minimal ein wert von 2 Minuten eingestellt werden.</text:p>
      <text:p text:style-name="P9"/>
      <text:p text:style-name="P9"><text:span text:style-name="T2">QR-Code Ablage:</text:span> Die generierten QR-Codes werden unter diesem Pfad angelegt.</text:p>
      <text:p text:style-name="P9"/>
      <text:p text:style-name="P9"/>
      <text:h text:style-name="Heading_20_2" text:outline-level="2">2. Weitere wichtige Funktionen:</text:h>
      <text:p text:style-name="P6"><text:span text:style-name="T4"/></text:p>
      <text:p text:style-name="P6"><text:span text:style-name="T4"/></text:p>
      <text:h text:style-name="Heading_20_3" text:outline-level="3">2.1 Einloggen</text:h>
      <text:p text:style-name="P13"/>
      <text:p text:style-name="P13">Sie können sich über den „Login“-Button in der rechten oberen Ecke einloggen. Hierzu wird ein Nutzerkonto benötigt. Dies finden Sie unter <text:span text:style-name="T6">1.4 Benutzerverwaltung. </text:span><text:span text:style-name="T8">Zum einloggen wird die Emailadresse (Benutzername) und das Passwort benötigt.</text:span></text:p>
      <text:p text:style-name="P13"><text:span text:style-name="T8"/></text:p>
      <text:p text:style-name="P13"><text:span text:style-name="T8"/></text:p>
      <text:p text:style-name="P13"><text:span text:style-name="T8"/></text:p>
      <text:p text:style-name="P13"><text:span text:style-name="T8"/></text:p>
      <text:p text:style-name="P13"><text:span text:style-name="T8"/></text:p>
      <text:p text:style-name="P13"><text:span text:style-name="T8"/></text:p>
      <text:h text:style-name="P17" text:outline-level="3"><text:soft-page-break/>2.2 Passwort zurücksetzen</text:h>
      <text:p text:style-name="P13"><text:span text:style-name="T8"/></text:p>
      <text:p text:style-name="P14"><text:span text:style-name="T8">Haben Sie ihr Passwort vergessen, so ist das kein Problem, zum rücksetzen klicken Sie einfach auf den „Login“-Button in der rechten oberen Ecke, hier finden Sie nun einen weiteren Button mit der Schrift „Passwort vergessen“. In dem neuen Fenster, dass sich nach dem Klick auf diesen Button öffnet müssen Sie nur noch ihre Emailadresse eingeben und schon wird Ihnen ein neues Passwort erzeugt. Das Eingabefenster mit dem Pfad können Sie ignorieren, dies wird erst im nächsten Abschnitt benötigt.</text:span></text:p>
      <text:p text:style-name="P13"/>
      <text:h text:style-name="Heading_20_3" text:outline-level="3"><text:span text:style-name="T5">2.2 </text:span>Adminpasswort <text:span text:style-name="T10">zurücksetzen</text:span></text:h>
      <text:p text:style-name="P11"/>
      <text:p text:style-name="P13">Verliert einmal der einzige Admin sein Passwort, so kann <text:span text:style-name="T10">er ebenfalls wie im Absatz 2.2 beschrieben sein Passwort zurücksetzen. Er muss jedoch zusätzlich zur Emailadresse einen Pfad zu einem vorher generierten PrivateKey angeben. </text:span></text:p>
      <text:p text:style-name="P14">Dieser PrivateKey sollte auf einem USB-Stick oder Ähnlichem bei einem Vorgesetzten gespeichert werden.</text:p>
      <text:p text:style-name="P13"/>
      <text:p text:style-name="P1"><text:span text:style-name="T4"/></text:p>
      <text:p text:style-name="P1"><text:span text:style-name="T4"/></text:p>
      <text:p text:style-name="P2"><text:span text:style-name="T4"/></text:p>
      <text:p text:style-name="P2"><text:span text:style-name="T4"/></text:p>
      <text:p text:style-name="P2"><text:span text:style-name="T4"/></text:p>
      <text:p text:style-name="P2"><text:span text:style-name="T4"/></text:p>
      <text:p text:style-name="P2"><text:span text:style-name="T4"/></text:p>
      <text:p text:style-name="P2"><text:span text:style-name="T4"/></text:p>
      <text:p text:style-name="P2"><text:span text:style-name="T4"/></text:p>
      <text:p text:style-name="P2"><text:span text:style-name="T4"/></text:p>
      <text:p text:style-name="P2"><text:span text:style-name="T4"/></text:p>
      <text:p text:style-name="P2"><text:span text:style-name="T4"/></text:p>
      <text:p text:style-name="P2"><text:span text:style-name="T4"/></text:p>
      <text:p text:style-name="P2"><text:span text:style-name="T4"/></text:p>
      <text:p text:style-name="P2"><text:span text:style-name="T4"/></text:p>
      <text:p text:style-name="P2"><text:span text:style-name="T4"/></text:p>
      <text:p text:style-name="P2"><text:span text:style-name="T4"/></text:p>
      <text:p text:style-name="P2"><text:span text:style-name="T4"/></text:p>
      <text:p text:style-name="P2"><text:span text:style-name="T4">©2019 by SVYK – all rights reserve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style:text-underline-style="solid" style:text-underline-width="auto" style:text-underline-color="font-color" fo:font-weight="normal" style:font-size-asian="101%" style:font-weight-asian="normal" style:font-size-complex="101%" style:font-weight-complex="normal"/>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fo:text-align="center" style:justify-single-word="false"/>
      <style:text-properties fo:font-size="24pt" style:text-underline-style="solid" style:text-underline-width="auto" style:text-underline-color="font-color" fo:font-weight="bold" style:font-size-asian="24pt" style:font-weight-asian="bold" style:font-size-complex="24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style:text-underline-style="solid" style:text-underline-width="auto" style:text-underline-color="font-color" fo:font-weight="bold" style:font-size-asian="115%" style:font-weight-asian="bold" style:font-size-complex="115%"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3</text:page-number>/<text:page-count>3</text:page-count></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14T15:10:56.545000000</meta:creation-date>
    <dc:date>2019-03-14T16:23:00.192000000</dc:date>
    <meta:editing-duration>PT13M19S</meta:editing-duration>
    <meta:editing-cycles>4</meta:editing-cycles>
    <meta:generator>LibreOffice/6.0.6.2$Windows_X86_64 LibreOffice_project/0c292870b25a325b5ed35f6b45599d2ea4458e77</meta:generator>
    <meta:document-statistic meta:table-count="0" meta:image-count="0" meta:object-count="0" meta:page-count="3" meta:paragraph-count="39" meta:word-count="601" meta:character-count="4074" meta:non-whitespace-character-count="3495"/>
  </office:meta>
</office:document-meta>
</file>